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2:11:42.905000000</meta:creation-date>
    <dc:date>2018-12-14T12:47:37.929000000</dc:date>
    <meta:editing-duration>PT3M6S</meta:editing-duration>
    <meta:editing-cycles>2</meta:editing-cycles>
    <meta:generator>LibreOfficeDev/6.3.0.0.alpha0$Windows_x86 LibreOffice_project/b1d66892bbd4359be945bf103eba80959bab7478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ooo:coordinate-region svg:x="0.94cm" svg:y="0.378cm" svg:width="12.529cm" svg:height="5.49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Very long name1, Very long name1, Very long name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Very long name1, Very long name1, Very long name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Very long name1, Very long name1, Very long name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Very long name1, Very long name1, Very long name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b1d66892bbd4359be945bf103eba80959bab74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